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 style:list-style-name="L1">
      <style:text-properties fo:font-size="15pt" style:font-size-asian="15pt" style:font-size-complex="15pt"/>
    </style:style>
    <style:style style:name="P3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 style:list-style-name="L5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7" style:family="paragraph" style:parent-style-name="Standard" style:list-style-name="L6">
      <style:paragraph-properties fo:margin-left="0cm" fo:margin-right="0cm" fo:text-indent="0cm" style:auto-text-indent="false"/>
      <style:text-properties style:text-underline-style="none"/>
    </style:style>
    <style:style style:name="T1" style:family="text">
      <style:text-properties fo:font-size="15pt" style:text-underline-style="none" style:font-size-asian="15pt" style:font-size-complex="15pt"/>
    </style:style>
    <style:style style:name="T2" style:family="text">
      <style:text-properties fo:font-size="15pt" style:font-size-asian="15pt" style:font-size-complex="15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quisiti Funzionali:</text:p>
      <text:list xml:id="list528026434051532314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">Aggiungi: aggiunge un nuovo contatto alla rubrica.</text:p>
                                        </text:list-item>
                                        <text:list-item>
                                          <text:p text:style-name="P2">Carica: </text:p>
                                        </text:list-item>
                                        <text:list-item>
                                          <text:p text:style-name="P2">Salva: permette di salvare un contatto (sia nuovo che già esistente).</text:p>
                                        </text:list-item>
                                        <text:list-item>
                                          <text:p text:style-name="P2">Specifiche utente: permette di visualizzare le caratteristiche di un contatto.</text:p>
                                        </text:list-item>
                                        <text:list-item>
                                          <text:p text:style-name="P2">Lista: permette di visualizzare <text:s/>tutti gli utenti salvati.</text:p>
                                        </text:list-item>
                                        <text:list-item>
                                          <text:p text:style-name="P2">Cerca: permette di cercare un contatto all'interno della rubrica.</text:p>
                                        </text:list-item>
                                        <text:list-item>
                                          <text:p text:style-name="P2">Modifica: permette di modificare un contatto già esistente.</text:p>
                                        </text:list-item>
                                        <text:list-item>
                                          <text:p text:style-name="P2">Elimina: premette di eliminare un contatto esistente.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3">Requisiti non Funzionali:</text:p>
      <text:list xml:id="list3776393246757123827" text:style-name="L5">
        <text:list-item>
          <text:p text:style-name="P5"><text:span text:style-name="T1">L'utente non può aggiungere più di un contatto alla volta.</text:span></text:p>
        </text:list-item>
        <text:list-item>
          <text:p text:style-name="P5"><text:span text:style-name="T1">L'utente può eliminare solo un utente alla volta.</text:span></text:p>
        </text:list-item>
        <text:list-item>
          <text:p text:style-name="P5"><text:span text:style-name="T1">La rubrica deve essere in grado di conservare i contatti in modo preciso, <text:tab/>senza perdita o errori.</text:span></text:p>
        </text:list-item>
        <text:list-item>
          <text:p text:style-name="P5"><text:span text:style-name="T1">La rubrica deve essere in grado di gestire un gran numero di contatti e di <text:tab/>effettuare le ricerche in modo rapido.</text:span></text:p>
        </text:list-item>
      </text:list>
      <text:p text:style-name="P4"><text:span text:style-name="T1"/></text:p>
      <text:p text:style-name="P6"><text:span text:style-name="T2">Requisiti tecnologici:</text:span></text:p>
      <text:list xml:id="list6594683010177089067" text:style-name="L6">
        <text:list-item>
          <text:p text:style-name="P7"><text:span text:style-name="T2">Java deve essere installato sul dispositivo di esecuzione.</text:span></text:p>
        </text:list-item>
        <text:list-item>
          <text:p text:style-name="P7"><text:span text:style-name="T2">Il linguaggio di programmazione del programma è Java.</text:span></text:p>
        </text:list-item>
        <text:list-item>
          <text:p text:style-name="P7"><text:span text:style-name="T2">Il programma è eseguibile su tutti i dispositivi e su tutti i sistemi <text:tab/>operativi.</text:span></text:p>
        </text:list-item>
      </text:list>
      <text:p text:style-name="P1"/>
      <text:list xml:id="list31793626" text:continue-list="list528026434051532314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11T10:12:29.59</meta:creation-date>
    <meta:document-statistic meta:table-count="0" meta:image-count="0" meta:object-count="0" meta:page-count="1" meta:paragraph-count="18" meta:word-count="169" meta:character-count="1049"/>
    <dc:date>2023-01-11T11:55:58.75</dc:date>
    <meta:editing-duration>PT18S</meta:editing-duration>
    <meta:editing-cycles>1</meta:editing-cycles>
    <meta:generator>OpenOffice/4.1.8$Win32 OpenOffice.org_project/418m3$Build-9803</meta:generator>
  </office:meta>
</office:document-meta>
</file>